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marker-start="Circle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cm" svg:height="3.8cm" svg:x="5.3cm" svg:y="12.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068cm" svg:height="0.509cm" svg:x="4.6cm" svg:y="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.271cm" svg:height="0.509cm" svg:x="13cm" svg:y="16.001cm">
          <text:p text:style-name="P1"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1.115cm" svg:height="0.509cm" svg:x="4.6cm" svg:y="11.5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1.267cm" svg:height="0.509cm" svg:x="13.2cm" svg:y="11.5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1" draw:layer="layout" svg:x1="5.2cm" svg:y1="15.6cm" svg:x2="5.3cm" svg:y2="15.6cm">
          <text:p/>
        </draw:line>
        <draw:line draw:style-name="gr4" draw:text-style-name="P1" draw:layer="layout" svg:x1="5.25cm" svg:y1="12.1cm" svg:x2="5.35cm" svg:y2="12.1cm">
          <text:p/>
        </draw:line>
        <draw:line draw:style-name="gr4" draw:text-style-name="P1" draw:layer="layout" svg:x1="13cm" svg:y1="12.1cm" svg:x2="13.1cm" svg:y2="12.1cm">
          <text:p/>
        </draw:line>
        <draw:line draw:style-name="gr4" draw:text-style-name="P1" draw:layer="layout" svg:x1="13.35cm" svg:y1="12.4cm" svg:x2="13.45cm" svg:y2="12.4cm">
          <text:p/>
        </draw:line>
        <draw:line draw:style-name="gr4" draw:text-style-name="P1" draw:layer="layout" svg:x1="13.3cm" svg:y1="15.9cm" svg:x2="13.4cm" svg:y2="15.9cm">
          <text:p/>
        </draw:line>
        <draw:line draw:style-name="gr4" draw:text-style-name="P1" draw:layer="layout" svg:x1="5.55cm" svg:y1="15.9cm" svg:x2="5.65cm" svg:y2="15.9cm">
          <text:p/>
        </draw:line>
        <draw:custom-shape draw:style-name="gr1" draw:text-style-name="P1" draw:layer="layout" svg:width="0.2cm" svg:height="0.2cm" svg:x="13.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5.201cm" svg:y="1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853cm" svg:height="0.962cm" svg:x="4.7cm" svg:y="10.8cm">
          <draw:text-box>
            <text:p>b</text:p>
          </draw:text-box>
        </draw:frame>
        <draw:frame draw:style-name="gr5" draw:layer="layout" svg:width="0.853cm" svg:height="0.962cm" svg:x="14.001cm" svg:y="15.8cm">
          <draw:text-box>
            <text:p>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18:36:01.651977917</meta:creation-date>
    <dc:date>2015-11-18T18:42:50.647756062</dc:date>
    <meta:editing-duration>P0D</meta:editing-duration>
    <meta:editing-cycles>1</meta:editing-cycles>
    <meta:document-statistic meta:object-count="15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n>0,0</mn>
      </mrow>
      <mo fence="true" stretchy="false">)</mo>
    </mrow>
    <annotation encoding="StarMath 5.0">(0,0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>m</mi>
          <mi>,</mi>
          <mn>0</mn>
        </mrow>
      </mrow>
      <mo fence="true" stretchy="false">)</mo>
    </mrow>
    <annotation encoding="StarMath 5.0">(m,0)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n>0,</mn>
          <mi>n</mi>
        </mrow>
      </mrow>
      <mo fence="true" stretchy="false">)</mo>
    </mrow>
    <annotation encoding="StarMath 5.0">(0,n)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i>m</mi>
          <mi>,</mi>
          <mi>n</mi>
        </mrow>
      </mrow>
      <mo fence="true" stretchy="false">)</mo>
    </mrow>
    <annotation encoding="StarMath 5.0">(m,n)</annotation>
  </semantics>
</math>
</file>